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152553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.199cm" loext:contextual-spacing="false" style:writing-mode="page"/>
      <style:text-properties style:font-name="Arial"/>
    </style:style>
    <style:style style:name="P5" style:family="paragraph" style:parent-style-name="Standard" style:list-style-name="Łacińskie_20_1"/>
    <style:style style:name="P6" style:family="paragraph" style:parent-style-name="Standard" style:list-style-name="Łacińskie_20_1" style:master-page-name="">
      <loext:graphic-properties draw:fill="none"/>
      <style:paragraph-properties style:page-number="auto" fo:background-color="transparent"/>
      <style:text-properties officeooo:paragraph-rsid="00159009"/>
    </style:style>
    <style:style style:name="P7" style:family="paragraph" style:parent-style-name="Rzymskie1" style:list-style-name="Rzymskie_20_1"/>
    <style:style style:name="P8" style:family="paragraph" style:parent-style-name="Rzymskie1" style:list-style-name="Rzymskie_20_1">
      <style:text-properties officeooo:paragraph-rsid="00159009"/>
    </style:style>
    <style:style style:name="P9" style:family="paragraph" style:parent-style-name="Rzymskie1" style:list-style-name="Rzymskie_20_1">
      <style:text-properties officeooo:paragraph-rsid="0018d713"/>
    </style:style>
    <style:style style:name="P10" style:family="paragraph" style:parent-style-name="Arabskie_20_1" style:list-style-name="Arabskie_20_1"/>
    <style:style style:name="P11" style:family="paragraph" style:parent-style-name="Arabskie_20_1" style:list-style-name="Arabskie_20_1">
      <style:text-properties officeooo:paragraph-rsid="0019e46a"/>
    </style:style>
    <style:style style:name="P12" style:family="paragraph" style:parent-style-name="Arabskie_20_1" style:list-style-name="Arabskie_20_1">
      <style:text-properties officeooo:paragraph-rsid="0018d713"/>
    </style:style>
    <style:style style:name="P13" style:family="paragraph" style:parent-style-name="Arabskie_20_1" style:list-style-name="Arabskie_20_1">
      <style:paragraph-properties fo:text-align="justify" style:justify-single-word="false"/>
    </style:style>
    <style:style style:name="P14" style:family="paragraph" style:parent-style-name="Arabskie_20_1" style:list-style-name="Arabskie_20_1">
      <style:paragraph-properties fo:line-height="115%" style:writing-mode="page"/>
    </style:style>
    <style:style style:name="P15" style:family="paragraph" style:parent-style-name="Łacińskie_20_małe_20_1" style:list-style-name="Łacińskie_20_małe_20_1"/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4">Z JĘZYKA POLSKIEGO W ROKU SZKOLNYM 2006/2007 </text:p>
      <text:p text:style-name="Standard">Magdalena Barańska, klasa 3d</text:p>
      <text:p text:style-name="P2"><text:span text:style-name="T1">Temat</text:span>: Różne oblicza władców. Porównaj wybrane portrety w oparciu o teksty dramatyczne.</text:p>
      <text:list xml:id="list1694316461" text:style-name="Rzymskie_20_1">
        <text:list-item>
          <text:p text:style-name="P8">Literatura podmiotu:</text:p>
        </text:list-item>
      </text:list>
      <text:list xml:id="list734085002" text:style-name="Arabskie_20_1">
        <text:list-item>
          <text:p text:style-name="P14">Kochanowski Jan, Odprawa posłów greckich, Zakład Narodowy im. Ossolińskich, <text:tab/><text:tab/><text:tab/>Wrocław 1985.</text:p>
        </text:list-item>
        <text:list-item>
          <text:p text:style-name="P10">Machiavelli Niccolo, Książę (fragmenty), [w:] Mrowcewicz Krzysztof, Przeszłość to <text:tab/><text:tab/><text:tab/>dziś, Wydawnictwo STENTOR, Warszawa 2004, s. 54-56.</text:p>
        </text:list-item>
        <text:list-item>
          <text:p text:style-name="P13">Shakespeare William, Makbet, Wydawnictwo Łódzkie, Biblioteka Lektur Szkolnych, <text:tab/><text:tab/><text:tab/>Łódź 1976.</text:p>
        </text:list-item>
        <text:list-item>
          <text:p text:style-name="P10">Sofokles, Antygona, Krajowa Agencja Wydawnicza Rzeszów, Rzeszów 1990.</text:p>
        </text:list-item>
      </text:list>
      <text:list xml:id="list143207398759376" text:continue-list="list1694316461" text:style-name="Rzymskie_20_1">
        <text:list-item>
          <text:p text:style-name="P7">Literatura przedmiotu:</text:p>
        </text:list-item>
      </text:list>
      <text:list xml:id="list143205810241269" text:continue-list="list734085002" text:style-name="Arabskie_20_1">
        <text:list-item text:start-value="1">
          <text:p text:style-name="P10">Komorowski Jarosław, Makbet Williama Shakespeare'a, WSiP, Biblioteka Analiz <text:tab/><text:tab/><text:tab/>Literackich, Warszawa 1989, s. 52-57.</text:p>
        </text:list-item>
        <text:list-item>
          <text:p text:style-name="P10">Kotarski Edward, Odprawa posłów greckich Jana Kochanowskiego, Państwowe <text:tab/>Zakłady <text:tab/><text:tab/>Wydawnictw Szkolnych, Biblioteka Analiz Literackich, Warszawa 1969, <text:tab/>s.40-48.</text:p>
        </text:list-item>
        <text:list-item>
          <text:p text:style-name="P10">Ryś Anna, Antygona Sofoklesa, Wydawnictwo Marek Rożak, Gdańsk 1994, s. 29- <text:tab/><text:tab/><text:tab/>42.</text:p>
        </text:list-item>
      </text:list>
      <text:list xml:id="list143205751336348" text:continue-list="list143207398759376" text:style-name="Rzymskie_20_1">
        <text:list-item>
          <text:p text:style-name="P7">Ramowy plan wypowiedzi:</text:p>
        </text:list-item>
      </text:list>
      <text:list xml:id="list1949665443" text:style-name="Łacińskie_20_1">
        <text:list-item>
          <text:p text:style-name="P6">Wstęp</text:p>
        </text:list-item>
      </text:list>
      <text:list xml:id="list143206937521394" text:continue-list="list143205810241269" text:style-name="Arabskie_20_1">
        <text:list-item text:start-value="1">
          <text:p text:style-name="P10">Rozważania dotyczące* osób sprawujących władzę oraz* sposobów rządzenia.</text:p>
        </text:list-item>
        <text:list-item>
          <text:p text:style-name="P10">"Ksiażę" Niccolo Machiavellego jako punkt odniesienia do analizy postępowania <text:tab/><text:tab/><text:tab/>przedstawionych bohaterów – władców.</text:p>
        </text:list-item>
      </text:list>
      <text:list xml:id="list143207511208262" text:continue-list="list1949665443" text:style-name="Łacińskie_20_1">
        <text:list-item>
          <text:p text:style-name="P5">Kolejność prezentowanych argumentów (treści)</text:p>
        </text:list-item>
      </text:list>
      <text:list xml:id="list143206919366959" text:continue-list="list143206937521394" text:style-name="Arabskie_20_1">
        <text:list-item text:start-value="1">
          <text:p text:style-name="P10">Krytyka władcy niesprawiedliwego, nieudolnego i ulegającego wpływom osób (król <text:tab/><text:tab/><text:tab/>Priam) oraz krytyka egoistycznego, kierującego się prywatą, a nie troską o losy <text:tab/><text:tab/><text:tab/><text:tab/>ojczyzny księcia (Aleksander) w "Odprawie posłów greckich".</text:p>
        </text:list-item>
        <text:list-item>
          <text:p text:style-name="P10">Ideał władcy przedstawiony w Pieśni "Wy, którzy pospolitą rzeczą władacie" <text:tab/><text:tab/><text:tab/><text:tab/>(podkreślenie moralnego wymiaru sprawowanej władzy) a wzór władcy w "Księciu" <text:tab/><text:tab/><text:tab/>N. Machiavellego (podkreślenie skuteczności sprawowanych rządów). Podobieństwo <text:tab/><text:tab/><text:tab/>postaw władców wobec racji stanu (ojczyzna uznawana za wartość najwyższą).</text:p>
        </text:list-item>
        <text:list-item>
          <text:p text:style-name="P10">Zróżnicowanie* oceny postępowania Kreona jako:</text:p>
        </text:list-item>
      </text:list>
      <text:list xml:id="list4287865667" text:style-name="Łacińskie_20_małe_20_1">
        <text:list-item>
          <text:p text:style-name="P15">władcy – tyrana i despoty surowo egzekwującego wydane prawa i rozkazy,</text:p>
        </text:list-item>
        <text:list-item>
          <text:p text:style-name="P15">władcy konsekwentnego, bezkompromisowego, pozbawionego prywaty, <text:tab/>kierującego się interesami i obowiązkami państwa.</text:p>
        </text:list-item>
      </text:list>
      <text:list xml:id="list143205896216421" text:continue-list="list143206919366959" text:style-name="Arabskie_20_1">
        <text:list-item>
          <text:p text:style-name="P11">Sylwetka bezwzględnego Makbeta – władcy zbrodniarza zaślepionego namiętnością <text:tab/><text:tab/><text:tab/>władzy, ale bezustannego borykającego się z wyrzutami sumienia:</text:p>
        </text:list-item>
      </text:list>
      <text:list xml:id="list143207034168287" text:continue-list="list4287865667" text:style-name="Łacińskie_20_małe_20_1">
        <text:list-item text:start-value="1">
          <text:p text:style-name="P15">tragizm postaci Makbeta – władca ukazany jako marionetka ludzkich <text:tab/>namiętności, motyw życia – teatru.</text:p>
        </text:list-item>
      </text:list>
      <text:list xml:id="list143206030896867" text:continue-list="list143207511208262" text:style-name="Łacińskie_20_1">
        <text:list-item>
          <text:p text:style-name="P5"><text:soft-page-break/>Wnioski na temat podobieństw i różnic pomiędzy władcami (władca morderca, władca nieudolny, władca wynoszący dobro publiczne ponad dobro rodzinne) oraz wnioski dotyczące konsekwencji sprawowanych rządów przez przedstawionych władców.</text:p>
          <text:p text:style-name="P5"/>
        </text:list-item>
      </text:list>
      <text:list xml:id="list143206160216237" text:continue-list="list143205751336348" text:style-name="Rzymskie_20_1">
        <text:list-item>
          <text:p text:style-name="P9">Materiały pomocnicze</text:p>
        </text:list-item>
      </text:list>
      <text:list xml:id="list143205839385593" text:continue-list="list143205896216421" text:style-name="Arabskie_20_1">
        <text:list-item text:start-value="1">
          <text:p text:style-name="P10">kartka z cytatami,</text:p>
        </text:list-item>
        <text:list-item>
          <text:p text:style-name="P12">prezentacja multimedialna.</text:p>
        </text:list-item>
      </text:list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zymskie1" style:family="paragraph" style:parent-style-name="Standard">
      <style:paragraph-properties fo:margin-top="0.199cm" fo:margin-bottom="0cm" loext:contextual-spacing="false"/>
      <style:text-properties fo:font-weight="bold" style:font-weight-asian="bold" style:font-weight-complex="bold"/>
    </style:style>
    <style:style style:name="Arabskie_20_1" style:display-name="Arabskie 1" style:family="paragraph" style:parent-style-name="Standard">
      <loext:graphic-properties draw:fill="none" draw:fill-color="#729fcf"/>
      <style:paragraph-properties fo:margin-left="0.801cm" fo:margin-right="0cm" fo:margin-top="0.101cm" fo:margin-bottom="0.101cm" loext:contextual-spacing="false" fo:line-height="115%" fo:text-indent="0cm" style:auto-text-indent="false" fo:background-color="transparent" style:writing-mode="page"/>
    </style:style>
    <style:style style:name="Łacińskie_20_małe_20_1" style:display-name="Łacińskie małe 1" style:family="paragraph" style:parent-style-name="Standard" style:list-style-name="Łacińskie_20_małe_20_1">
      <loext:graphic-properties draw:fill="none" draw:fill-color="#729fcf"/>
      <style:paragraph-properties fo:margin-left="2cm" fo:margin-right="0cm" fo:line-height="100%" fo:text-indent="0cm" style:auto-text-indent="false" fo:background-color="transparent" style:writing-mode="page"/>
    </style:style>
    <style:style style:name="Bez_20_tytułu1" style:display-name="Bez tytułu1" style:family="paragraph" style:parent-style-name="Łacińskie_20_małe_20_1">
      <style:paragraph-properties fo:margin-left="2cm" fo:margin-right="0cm" fo:text-indent="2cm" style:auto-text-indent="false"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_20_1" style:display-name="Rzymskie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1" style:display-name="Arabskie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0.3cm" fo:margin-left="0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1" style:display-name="Łacińskie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małe_20_1" style:display-name="Łacińskie małe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01cm" fo:text-indent="0.101cm" fo:margin-left="2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34:53.932000000</meta:creation-date>
    <dc:date>2017-10-29T14:32:05.301000000</dc:date>
    <meta:editing-duration>PT3M18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31" meta:word-count="330" meta:character-count="2674" meta:non-whitespace-character-count="2350"/>
  </office:meta>
</office:document-meta>
</file>